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LGC Sans" svg:font-family="'DejaVu LGC Sans'" style:font-family-generic="swiss" style:font-pitch="variable"/>
    <style:font-face style:name="Liberation Sans" svg:font-family="'Liberation Sans'" style:font-family-generic="swiss" style:font-pitch="variable"/>
    <style:font-face style:name="DejaVu LGC Sans1" svg:font-family="'DejaVu LGC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8653in" style:rel-column-width="2686*"/>
    </style:style>
    <style:style style:name="Table1.B" style:family="table-column">
      <style:table-column-properties style:column-width="2.2917in" style:rel-column-width="3300*"/>
    </style:style>
    <style:style style:name="Table1.C" style:family="table-column">
      <style:table-column-properties style:column-width="2.7681in" style:rel-column-width="398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8653in" style:rel-column-width="2686*"/>
    </style:style>
    <style:style style:name="Table2.B" style:family="table-column">
      <style:table-column-properties style:column-width="2.2917in" style:rel-column-width="3300*"/>
    </style:style>
    <style:style style:name="Table2.C" style:family="table-column">
      <style:table-column-properties style:column-width="2.7681in" style:rel-column-width="3986*"/>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8653in" style:rel-column-width="2686*"/>
    </style:style>
    <style:style style:name="Table3.B" style:family="table-column">
      <style:table-column-properties style:column-width="2.2917in" style:rel-column-width="3300*"/>
    </style:style>
    <style:style style:name="Table3.C" style:family="table-column">
      <style:table-column-properties style:column-width="2.7681in" style:rel-column-width="3986*"/>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4" style:family="table-cell">
      <style:table-cell-properties fo:background-color="#808080" fo:padding="0.0382in" fo:border-left="0.0007in solid #000000" fo:border-right="none" fo:border-top="none" fo:border-bottom="0.0007in solid #000000">
        <style:background-image/>
      </style:table-cell-properties>
    </style:style>
    <style:style style:name="Table3.C4" style:family="table-cell">
      <style:table-cell-properties fo:background-color="#808080" fo:padding="0.0382in" fo:border-left="0.0007in solid #000000" fo:border-right="0.0007in solid #000000" fo:border-top="none" fo:border-bottom="0.0007in solid #000000">
        <style:background-image/>
      </style:table-cell-properties>
    </style:style>
    <style:style style:name="Table4" style:family="table">
      <style:table-properties style:width="6.925in" table:align="margins"/>
    </style:style>
    <style:style style:name="Table4.A" style:family="table-column">
      <style:table-column-properties style:column-width="1.8653in" style:rel-column-width="2686*"/>
    </style:style>
    <style:style style:name="Table4.B" style:family="table-column">
      <style:table-column-properties style:column-width="2.2917in" style:rel-column-width="3300*"/>
    </style:style>
    <style:style style:name="Table4.C" style:family="table-column">
      <style:table-column-properties style:column-width="2.7681in" style:rel-column-width="3986*"/>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8653in" style:rel-column-width="2686*"/>
    </style:style>
    <style:style style:name="Table5.B" style:family="table-column">
      <style:table-column-properties style:column-width="2.2917in" style:rel-column-width="3300*"/>
    </style:style>
    <style:style style:name="Table5.C" style:family="table-column">
      <style:table-column-properties style:column-width="2.7681in" style:rel-column-width="3986*"/>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color="#008000"/>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break-before="page"/>
    </style:style>
    <style:style style:name="P4" style:family="paragraph" style:parent-style-name="Standard">
      <style:text-properties fo:color="#800000"/>
    </style:style>
    <style:style style:name="P5" style:family="paragraph" style:parent-style-name="Footnote">
      <style:text-properties style:font-name="Liberation Serif"/>
    </style:style>
    <style:style style:name="P6" style:family="paragraph" style:parent-style-name="Standard">
      <style:text-properties fo:color="#800000"/>
    </style:style>
    <style:style style:name="P7" style:family="paragraph" style:parent-style-name="Standard" style:list-style-name="L4">
      <style:text-properties fo:color="#800000"/>
    </style:style>
    <style:style style:name="P8" style:family="paragraph" style:parent-style-name="Standard" style:list-style-name="L10">
      <style:text-properties fo:color="#800000"/>
    </style:style>
    <style:style style:name="P9" style:family="paragraph" style:parent-style-name="Standard">
      <style:text-properties fo:color="#800000" fo:font-size="10pt" style:font-size-asian="10pt" style:font-size-complex="10pt"/>
    </style:style>
    <style:style style:name="P10" style:family="paragraph" style:parent-style-name="Standard" style:list-style-name="L4">
      <style:text-properties fo:color="#008000"/>
    </style:style>
    <style:style style:name="P11" style:family="paragraph" style:parent-style-name="Standard" style:list-style-name="L10">
      <style:text-properties fo:color="#008000"/>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size="10pt" style:font-size-asian="10pt" style:font-size-complex="10pt"/>
    </style:style>
    <style:style style:name="P14" style:family="paragraph" style:parent-style-name="Standard">
      <style:text-properties fo:color="#cc6633"/>
    </style:style>
    <style:style style:name="P15" style:family="paragraph" style:parent-style-name="Standard">
      <style:text-properties fo:color="#808080" fo:font-size="10pt" style:font-size-asian="10pt" style:font-size-complex="10pt"/>
    </style:style>
    <style:style style:name="P16" style:family="paragraph" style:parent-style-name="Standard">
      <style:text-properties fo:background-color="#ffff00"/>
    </style:style>
    <style:style style:name="P17" style:family="paragraph" style:parent-style-name="Standard">
      <style:text-properties fo:background-color="transparent"/>
    </style:style>
    <style:style style:name="P18" style:family="paragraph" style:parent-style-name="Standard">
      <style:paragraph-properties fo:break-before="page"/>
    </style:style>
    <style:style style:name="P19" style:family="paragraph" style:parent-style-name="Heading_20_3">
      <style:text-properties style:use-window-font-color="true"/>
    </style:style>
    <style:style style:name="P20" style:family="paragraph" style:parent-style-name="Heading_20_3">
      <style:text-properties fo:color="#008000"/>
    </style:style>
    <style:style style:name="P21" style:family="paragraph" style:parent-style-name="Heading_20_3">
      <style:paragraph-properties fo:break-before="page"/>
    </style:style>
    <style:style style:name="P22" style:family="paragraph" style:parent-style-name="Text_20_body">
      <style:text-properties style:use-window-font-color="true" fo:font-style="normal" style:font-style-asian="normal" style:font-style-complex="normal"/>
    </style:style>
    <style:style style:name="P23" style:family="paragraph" style:parent-style-name="Text_20_body" style:list-style-name="L1">
      <style:text-properties style:use-window-font-color="true" fo:font-style="normal" style:font-style-asian="normal" style:font-style-complex="normal"/>
    </style:style>
    <style:style style:name="P24" style:family="paragraph" style:parent-style-name="Text_20_body" style:list-style-name="L2">
      <style:text-properties style:use-window-font-color="true" fo:font-style="normal" style:font-style-asian="normal" style:font-style-complex="normal"/>
    </style:style>
    <style:style style:name="P25" style:family="paragraph" style:parent-style-name="Text_20_body" style:list-style-name="L3">
      <style:text-properties fo:color="#800000" fo:font-style="normal" style:font-style-asian="normal" style:font-style-complex="normal"/>
    </style:style>
    <style:style style:name="P26" style:family="paragraph" style:parent-style-name="Text_20_body" style:list-style-name="L3">
      <style:text-properties fo:color="#000000" fo:font-style="normal" style:font-style-asian="normal" style:font-style-complex="normal"/>
    </style:style>
    <style:style style:name="P27" style:family="paragraph" style:parent-style-name="Text_20_body" style:list-style-name="L5">
      <style:text-properties fo:color="#008000"/>
    </style:style>
    <style:style style:name="P28" style:family="paragraph" style:parent-style-name="Text_20_body" style:list-style-name="L6">
      <style:text-properties fo:color="#008000" fo:background-color="transparent"/>
    </style:style>
    <style:style style:name="P29" style:family="paragraph" style:parent-style-name="Text_20_body" style:list-style-name="L7">
      <style:text-properties fo:color="#008000" fo:background-color="transparent"/>
    </style:style>
    <style:style style:name="P30" style:family="paragraph" style:parent-style-name="Text_20_body" style:list-style-name="L9">
      <style:text-properties fo:color="#008000"/>
    </style:style>
    <style:style style:name="P31" style:family="paragraph" style:parent-style-name="Text_20_body" style:list-style-name="L11">
      <style:text-properties fo:color="#008000"/>
    </style:style>
    <style:style style:name="P32" style:family="paragraph" style:parent-style-name="Text_20_body" style:list-style-name="L12">
      <style:text-properties fo:color="#008000"/>
    </style:style>
    <style:style style:name="P33" style:family="paragraph" style:parent-style-name="Text_20_body">
      <style:text-properties fo:font-style="normal" style:font-style-asian="normal" style:font-style-complex="normal"/>
    </style:style>
    <style:style style:name="P34" style:family="paragraph" style:parent-style-name="Text_20_body" style:list-style-name="L6">
      <style:text-properties fo:color="#808080"/>
    </style:style>
    <style:style style:name="P35" style:family="paragraph" style:parent-style-name="Text_20_body" style:list-style-name="L11">
      <style:text-properties fo:color="#808080"/>
    </style:style>
    <style:style style:name="P36" style:family="paragraph" style:parent-style-name="Text_20_body" style:list-style-name="L12">
      <style:text-properties fo:color="#808080"/>
    </style:style>
    <style:style style:name="P37" style:family="paragraph" style:parent-style-name="Text_20_body" style:list-style-name="L8">
      <style:text-properties fo:color="#cc6633"/>
    </style:style>
    <style:style style:name="P38" style:family="paragraph" style:parent-style-name="Text_20_body" style:list-style-name="L14"/>
    <style:style style:name="P39" style:family="paragraph" style:parent-style-name="Heading_20_2">
      <style:text-properties fo:background-color="#ffff00"/>
    </style:style>
    <style:style style:name="P40"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800000"/>
    </style:style>
    <style:style style:name="T4" style:family="text">
      <style:text-properties fo:color="#800000" fo:font-style="italic" style:font-style-asian="italic" style:font-style-complex="italic"/>
    </style:style>
    <style:style style:name="T5" style:family="text">
      <style:text-properties fo:color="#800000" style:text-position="super 58%"/>
    </style:style>
    <style:style style:name="T6" style:family="text">
      <style:text-properties fo:color="#800000" style:text-position="0% 100%"/>
    </style:style>
    <style:style style:name="T7" style:family="text">
      <style:text-properties style:use-window-font-color="true"/>
    </style:style>
    <style:style style:name="T8" style:family="text">
      <style:text-properties style:use-window-font-color="true" fo:font-style="italic" style:font-style-asian="italic" style:font-style-complex="italic"/>
    </style:style>
    <style:style style:name="T9" style:family="text">
      <style:text-properties style:use-window-font-color="true" fo:font-style="normal" style:font-style-asian="normal" style:font-style-complex="normal"/>
    </style:style>
    <style:style style:name="T10" style:family="text">
      <style:text-properties fo:color="#808080"/>
    </style:style>
    <style:style style:name="T11" style:family="text">
      <style:text-properties fo:color="#808080" style:text-position="super 58%"/>
    </style:style>
    <style:style style:name="T12" style:family="text">
      <style:text-properties fo:color="#008000" fo:font-style="italic" style:font-style-asian="italic" style:font-style-complex="italic"/>
    </style:style>
    <style:style style:name="T13" style:family="text">
      <style:text-properties style:text-outline="false" style:text-line-through-style="none"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4" style:family="text">
      <style:text-properties style:text-position="super 58%"/>
    </style:style>
    <style:style style:name="T15" style:family="text">
      <style:text-properties style:font-name="Liberation Serif" style:font-name-asian="Liberation Sans" style:font-name-complex="Liberation Sans"/>
    </style:style>
    <style:style style:name="T16" style:family="text">
      <style:text-properties fo:color="#cc6633"/>
    </style:style>
    <style:style style:name="T17" style:family="text">
      <style:text-properties fo:color="#cc6633" style:text-position="super 58%"/>
    </style:style>
    <style:style style:name="T18" style:family="text">
      <style:text-properties style:text-position="0% 10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ports</text:h>
      <text:h text:style-name="Heading_20_2" text:outline-level="2">SQL Reports</text:h>
      <text:p text:style-name="Standard">In STS-6 a directory of SQL reports (/usr/local/projects/GIV/closure.dir/ehine/QUERIES/) is given. This directory contains the following reports:</text:p>
      <table:table table:name="Table1" table:style-name="Table1">
        <table:table-column table:style-name="Table1.A"/>
        <table:table-column table:style-name="Table1.B"/>
        <table:table-column table:style-name="Table1.C"/>
        <table:table-row>
          <table:table-cell table:style-name="Table1.A1" office:value-type="string">
            <text:p text:style-name="P12">Report</text:p>
          </table:table-cell>
          <table:table-cell table:style-name="Table1.A1" office:value-type="string">
            <text:p text:style-name="P12">Search terms</text:p>
          </table:table-cell>
          <table:table-cell table:style-name="Table1.C1" office:value-type="string">
            <text:p text:style-name="P12">Report Content</text:p>
          </table:table-cell>
        </table:table-row>
        <table:table-row>
          <table:table-cell table:style-name="Table1.A2" office:value-type="string">
            <text:p text:style-name="P13">Closure_q</text:p>
          </table:table-cell>
          <table:table-cell table:style-name="Table1.A2" office:value-type="string">
            <text:p text:style-name="P13">Status</text:p>
          </table:table-cell>
          <table:table-cell table:style-name="Table1.C2" office:value-type="string">
            <text:p text:style-name="P13">BAC ID, Collection Code, (Sample Number)<text:note text:id="ftn1" text:note-class="footnote"><text:note-citation text:label="1">1</text:note-citation><text:note-body><text:p text:style-name="Footnote"><text:span text:style-name="T15">Not required or included in JIRA output</text:span></text:p></text:note-body></text:note></text:p>
          </table:table-cell>
        </table:table-row>
        <table:table-row>
          <table:table-cell table:style-name="Table1.A2" office:value-type="string">
            <text:p text:style-name="P13">Closure_q2</text:p>
          </table:table-cell>
          <table:table-cell table:style-name="Table1.A2" office:value-type="string">
            <text:p text:style-name="P13">Status, User<text:note text:id="ftn0" text:note-class="footnote"><text:note-citation text:label="A">A</text:note-citation><text:note-body><text:p text:style-name="P5"><text:span text:style-name="T13"><text:s/>This is a compound field in the CTM</text:span></text:p></text:note-body></text:note></text:p>
          </table:table-cell>
          <table:table-cell table:style-name="Table1.C2" office:value-type="string">
            <text:p text:style-name="P13">BAC ID</text:p>
          </table:table-cell>
        </table:table-row>
        <table:table-row>
          <table:table-cell table:style-name="Table1.A2" office:value-type="string">
            <text:p text:style-name="P13">Closure_q_collection</text:p>
          </table:table-cell>
          <table:table-cell table:style-name="Table1.A2" office:value-type="string">
            <text:p text:style-name="P13">Status, Collection Code</text:p>
          </table:table-cell>
          <table:table-cell table:style-name="Table1.C2" office:value-type="string">
            <text:p text:style-name="P13">BAC ID</text:p>
          </table:table-cell>
        </table:table-row>
        <table:table-row>
          <table:table-cell table:style-name="Table1.A2" office:value-type="string">
            <text:p text:style-name="P13">Closure_q_date</text:p>
          </table:table-cell>
          <table:table-cell table:style-name="Table1.A2" office:value-type="string">
            <text:p text:style-name="P13">Status, Collection Code, </text:p>
            <text:p text:style-name="P13">(Not Deprecated)<text:note text:id="ftn2" text:note-class="footnote"><text:note-citation text:label="B">B</text:note-citation><text:note-body><text:p text:style-name="Footnote"><text:s/>In JIRA 'Deprecated' Samples are only included if explicitly requested</text:p></text:note-body></text:note></text:p>
          </table:table-cell>
          <table:table-cell table:style-name="Table1.C2" office:value-type="string">
            <text:p text:style-name="P13">BAC ID, Collection Code, Published Date</text:p>
          </table:table-cell>
        </table:table-row>
        <table:table-row>
          <table:table-cell table:style-name="Table1.A2" office:value-type="string">
            <text:p text:style-name="P13">closure_stat_specific</text:p>
          </table:table-cell>
          <table:table-cell table:style-name="Table1.A2" office:value-type="string">
            <text:p text:style-name="P13">Collection Code, </text:p>
            <text:p text:style-name="P13">(Sample number / BAC ID)<text:note text:id="ftn3" text:note-class="footnote"><text:note-citation text:label="C">C</text:note-citation><text:note-body><text:p text:style-name="Footnote"><text:s/>Sample Number was used in the CTM but BAC ID will be used in JIRA</text:p></text:note-body></text:note></text:p>
          </table:table-cell>
          <table:table-cell table:style-name="Table1.C2" office:value-type="string">
            <text:p text:style-name="P13">BAC ID, Collection Code, Status, </text:p>
            <text:p text:style-name="P13">(Sample Number)<text:span text:style-name="T14"><text:note-ref text:note-class="footnote" text:reference-format="text" text:ref-name="ftn1">1</text:note-ref></text:span></text:p>
          </table:table-cell>
        </table:table-row>
        <table:table-row>
          <table:table-cell table:style-name="Table1.A2" office:value-type="string">
            <text:p text:style-name="P13">closure_status</text:p>
          </table:table-cell>
          <table:table-cell table:style-name="Table1.A2" office:value-type="string">
            <text:p text:style-name="P13">Collection Code</text:p>
          </table:table-cell>
          <table:table-cell table:style-name="Table1.C2" office:value-type="string">
            <text:p text:style-name="P13">BAC ID, Collection Code, Status, </text:p>
            <text:p text:style-name="P13">(Sample Number)<text:span text:style-name="T14"><text:note-ref text:note-class="footnote" text:reference-format="text" text:ref-name="ftn1">1</text:note-ref></text:span></text:p>
          </table:table-cell>
        </table:table-row>
        <table:table-row>
          <table:table-cell table:style-name="Table1.A2" office:value-type="string">
            <text:p text:style-name="P13">closure_status2</text:p>
          </table:table-cell>
          <table:table-cell table:style-name="Table1.A2" office:value-type="string">
            <text:p text:style-name="P13">Collection Code</text:p>
          </table:table-cell>
          <table:table-cell table:style-name="Table1.C2" office:value-type="string">
            <text:p text:style-name="P13">BAC ID</text:p>
          </table:table-cell>
        </table:table-row>
        <table:table-row>
          <table:table-cell table:style-name="Table1.A2" office:value-type="string">
            <text:p text:style-name="P13">closure_status_count</text:p>
          </table:table-cell>
          <table:table-cell table:style-name="Table1.A2" office:value-type="string">
            <text:p text:style-name="P13">Collection Code</text:p>
          </table:table-cell>
          <table:table-cell table:style-name="Table1.C2" office:value-type="string">
            <text:p text:style-name="P13">Status, <text:span text:style-name="T16">Count</text:span><text:note text:id="ftn5" text:note-class="footnote"><text:note-citation text:label="2">2</text:note-citation><text:note-body><text:p text:style-name="Footnote"><text:s/>A JIRA Report is required in to view aggregated data values</text:p></text:note-body></text:note></text:p>
          </table:table-cell>
        </table:table-row>
        <table:table-row>
          <table:table-cell table:style-name="Table1.A2" office:value-type="string">
            <text:p text:style-name="P13">comment</text:p>
          </table:table-cell>
          <table:table-cell table:style-name="Table1.A2" office:value-type="string">
            <text:p text:style-name="P13">BAC ID</text:p>
          </table:table-cell>
          <table:table-cell table:style-name="Table1.C2" office:value-type="string">
            <text:p text:style-name="P13">BAC ID, <text:span text:style-name="T3">Comment</text:span>, </text:p>
            <text:p text:style-name="P13"><text:span text:style-name="T3">Date of Comment</text:span><text:note text:id="ftn6" text:note-class="footnote"><text:note-citation text:label="3">3</text:note-citation><text:note-body><text:p text:style-name="Footnote"><text:s/>Only available when viewing a single Sample not as part of the results of a search</text:p></text:note-body></text:note></text:p>
          </table:table-cell>
        </table:table-row>
        <table:table-row>
          <table:table-cell table:style-name="Table1.A2" office:value-type="string">
            <text:p text:style-name="P13">fl_status_sql &amp; SDI0708_status_sql</text:p>
          </table:table-cell>
          <table:table-cell table:style-name="Table1.A2" office:value-type="string">
            <text:p text:style-name="P13">Collection Code, </text:p>
            <text:p text:style-name="P13">(Sample number / BAC ID)<text:span text:style-name="T14"><text:note-ref text:note-class="footnote" text:reference-format="text" text:ref-name="ftn3">C</text:note-ref></text:span></text:p>
          </table:table-cell>
          <table:table-cell table:style-name="Table1.C2" office:value-type="string">
            <text:p text:style-name="P13">BAC ID, Collection Code, Status, </text:p>
            <text:p text:style-name="P13">(Sample Number)<text:span text:style-name="T14"><text:note-ref text:note-class="footnote" text:reference-format="text" text:ref-name="ftn1">1</text:note-ref></text:span></text:p>
          </table:table-cell>
        </table:table-row>
        <table:table-row>
          <table:table-cell table:style-name="Table1.A2" office:value-type="string">
            <text:p text:style-name="P13">multi_closure_q</text:p>
          </table:table-cell>
          <table:table-cell table:style-name="Table1.A2" office:value-type="string">
            <text:p text:style-name="P13">Status</text:p>
          </table:table-cell>
          <table:table-cell table:style-name="Table1.C2" office:value-type="string">
            <text:p text:style-name="P13">BAC ID, Collection Code, Status, </text:p>
            <text:p text:style-name="P13">(Sample Number)<text:span text:style-name="T14"><text:note-ref text:note-class="footnote" text:reference-format="text" text:ref-name="ftn1">1</text:note-ref></text:span></text:p>
          </table:table-cell>
        </table:table-row>
        <table:table-row>
          <table:table-cell table:style-name="Table1.A2" office:value-type="string">
            <text:p text:style-name="P13">one_person_q</text:p>
          </table:table-cell>
          <table:table-cell table:style-name="Table1.A2" office:value-type="string">
            <text:p text:style-name="P13">Status, User<text:span text:style-name="T14"><text:note-ref text:note-class="footnote" text:reference-format="text" text:ref-name="ftn0">A</text:note-ref></text:span></text:p>
          </table:table-cell>
          <table:table-cell table:style-name="Table1.C2" office:value-type="string">
            <text:p text:style-name="P13">BAC ID, Collection Code, Status, </text:p>
            <text:p text:style-name="P13">(Sample Number)<text:span text:style-name="T14"><text:note-ref text:note-class="footnote" text:reference-format="text" text:ref-name="ftn1">1</text:note-ref></text:span></text:p>
          </table:table-cell>
        </table:table-row>
        <table:table-row>
          <table:table-cell table:style-name="Table1.A2" office:value-type="string">
            <text:p text:style-name="P13">single_sample_status</text:p>
          </table:table-cell>
          <table:table-cell table:style-name="Table1.A2" office:value-type="string">
            <text:p text:style-name="P13">BAC ID</text:p>
          </table:table-cell>
          <table:table-cell table:style-name="Table1.C2" office:value-type="string">
            <text:p text:style-name="P13">BAC ID, Collection Code, Status, </text:p>
            <text:p text:style-name="P13">(Sample Number)<text:span text:style-name="T14"><text:note-ref text:note-class="footnote" text:reference-format="text" text:ref-name="ftn1">1</text:note-ref></text:span></text:p>
          </table:table-cell>
        </table:table-row>
        <table:table-row>
          <table:table-cell table:style-name="Table1.A2" office:value-type="string">
            <text:p text:style-name="P13">submission_q</text:p>
          </table:table-cell>
          <table:table-cell table:style-name="Table1.A2" office:value-type="string">
            <text:p text:style-name="P13">Status, Published Date – Range, </text:p>
            <text:p text:style-name="P13">(Not Deprecated)<text:span text:style-name="T14"><text:note-ref text:note-class="footnote" text:reference-format="text" text:ref-name="ftn2">B</text:note-ref></text:span></text:p>
          </table:table-cell>
          <table:table-cell table:style-name="Table1.C2" office:value-type="string">
            <text:p text:style-name="P13">BAC ID, Collection Code, Published Date</text:p>
          </table:table-cell>
        </table:table-row>
        <table:table-row>
          <table:table-cell table:style-name="Table1.A2" office:value-type="string">
            <text:p text:style-name="P13">task_count_year</text:p>
          </table:table-cell>
          <table:table-cell table:style-name="Table1.A2" office:value-type="string">
            <text:p text:style-name="P13">Task Type, Task Creation Date – Range</text:p>
          </table:table-cell>
          <table:table-cell table:style-name="Table1.C2" office:value-type="string">
            <text:p text:style-name="P13">Task Type, Task Creation Date</text:p>
          </table:table-cell>
        </table:table-row>
        <table:table-row>
          <table:table-cell table:style-name="Table1.A2" office:value-type="string">
            <text:p text:style-name="P13">validation_q</text:p>
          </table:table-cell>
          <table:table-cell table:style-name="Table1.A2" office:value-type="string">
            <text:p text:style-name="P13">Status, <text:span text:style-name="T16">Validation Date – Range</text:span><text:note text:id="ftn4" text:note-class="footnote"><text:note-citation text:label="D">D</text:note-citation><text:note-body><text:p text:style-name="Footnote"><text:s/>An 'Advanced Query' is required in JIRA</text:p></text:note-body></text:note></text:p>
          </table:table-cell>
          <table:table-cell table:style-name="Table1.C2" office:value-type="string">
            <text:p text:style-name="P13">BAC ID</text:p>
          </table:table-cell>
        </table:table-row>
        <table:table-row>
          <table:table-cell table:style-name="Table1.A2" office:value-type="string">
            <text:p text:style-name="P13">validation_q2</text:p>
          </table:table-cell>
          <table:table-cell table:style-name="Table1.A2" office:value-type="string">
            <text:p text:style-name="P13">Status, <text:span text:style-name="T16">Validation Date – Range</text:span><text:span text:style-name="T14"><text:note-ref text:note-class="footnote" text:reference-format="text" text:ref-name="ftn4">D</text:note-ref></text:span>, </text:p>
            <text:p text:style-name="P13">(Not Deprecated)<text:span text:style-name="T14"><text:note-ref text:note-class="footnote" text:reference-format="text" text:ref-name="ftn2">B</text:note-ref></text:span></text:p>
          </table:table-cell>
          <table:table-cell table:style-name="Table1.C2" office:value-type="string">
            <text:p text:style-name="P13">BAC ID, Collection Code, <text:span text:style-name="T3">Validation Date</text:span><text:span text:style-name="T14"><text:note-ref text:note-class="footnote" text:reference-format="text" text:ref-name="ftn6">3</text:note-ref></text:span></text:p>
          </table:table-cell>
        </table:table-row>
        <table:table-row>
          <table:table-cell table:style-name="Table1.A2" office:value-type="string">
            <text:p text:style-name="P13">reports in the 'monthly' directory</text:p>
          </table:table-cell>
          <table:table-cell table:style-name="Table1.A2" office:value-type="string">
            <text:p text:style-name="P13">Status, Status Date – Range<text:span text:style-name="T14"><text:note-ref text:note-class="footnote" text:reference-format="text" text:ref-name="ftn4">D</text:note-ref></text:span></text:p>
          </table:table-cell>
          <table:table-cell table:style-name="Table1.C2" office:value-type="string">
            <text:p text:style-name="P13">BAC ID</text:p>
          </table:table-cell>
        </table:table-row>
      </table:table>
      <text:p text:style-name="P14">Workaround available</text:p>
      <text:p text:style-name="P4">Not currently supported</text:p>
      <text:h text:style-name="P40" text:outline-level="2">Nadia's Notes</text:h>
      <text:p text:style-name="Text_20_body">Typical queries are:</text:p>
      <text:list xml:id="list587237075" text:style-name="L14">
        <text:list-item>
          <text:p text:style-name="P38">to get a list of samples (bac_id, blinded_number, name) or (just bac_id) in a given queue (state)</text:p>
        </text:list-item>
        <text:list-item>
          <text:p text:style-name="P38">to get a status of samples (bac_id, blinded_number, name) from a given collection (meaning which queue (state) each sample is in); a variation of this is to get total number of samples from a given collection in each queue.</text:p>
        </text:list-item>
        <text:list-item>
          <text:p text:style-name="P38">to get comments (all comments or only the latest) for a list of samples (tuple file)</text:p>
        </text:list-item>
        <text:list-item>
          <text:p text:style-name="P38">to get a list of samples (bac_id, blinded_number, name) or (just bac_id) assigned to a given user</text:p>
        </text:list-item>
        <text:list-item>
          <text:p text:style-name="P38">to get a date when sample (tuple list of samples) or (all samples in a given collection) or (all samples) where moved to a given queue (status)</text:p>
        </text:list-item>
        <text:list-item>
          <text:p text:style-name="P38">to get a number of closure subtasks (by type) for list of samples (tuple list of samples) or (all samples in a given collection)</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12">Report</text:p>
          </table:table-cell>
          <table:table-cell table:style-name="Table2.A1" office:value-type="string">
            <text:p text:style-name="P12">Search terms</text:p>
          </table:table-cell>
          <table:table-cell table:style-name="Table2.C1" office:value-type="string">
            <text:p text:style-name="P12">Report Content</text:p>
          </table:table-cell>
        </table:table-row>
        <table:table-row>
          <table:table-cell table:style-name="Table2.A2" office:value-type="string">
            <text:p text:style-name="P13">A</text:p>
          </table:table-cell>
          <table:table-cell table:style-name="Table2.A2" office:value-type="string">
            <text:p text:style-name="P13">Status</text:p>
          </table:table-cell>
          <table:table-cell table:style-name="Table2.C2" office:value-type="string">
            <text:p text:style-name="P13">BAC ID, Collection Code, Blinded Number or</text:p>
            <text:p text:style-name="P13">BAC ID</text:p>
          </table:table-cell>
        </table:table-row>
        <table:table-row>
          <table:table-cell table:style-name="Table2.A2" office:value-type="string">
            <text:p text:style-name="P13">B1</text:p>
          </table:table-cell>
          <table:table-cell table:style-name="Table2.A2" office:value-type="string">
            <text:p text:style-name="P13">Collection Code</text:p>
          </table:table-cell>
          <table:table-cell table:style-name="Table2.C2" office:value-type="string">
            <text:p text:style-name="P13">BAC ID, Collection Code, Blinded Number, Status</text:p>
          </table:table-cell>
        </table:table-row>
        <table:table-row>
          <table:table-cell table:style-name="Table2.A2" office:value-type="string">
            <text:p text:style-name="P13">B2</text:p>
          </table:table-cell>
          <table:table-cell table:style-name="Table2.A2" office:value-type="string">
            <text:p text:style-name="P13"/>
          </table:table-cell>
          <table:table-cell table:style-name="Table2.C2" office:value-type="string">
            <text:p text:style-name="P13">Status, <text:span text:style-name="T16">Count</text:span><text:span text:style-name="T14"><text:note-ref text:note-class="footnote" text:reference-format="text" text:ref-name="ftn5">2</text:note-ref></text:span></text:p>
          </table:table-cell>
        </table:table-row>
        <table:table-row>
          <table:table-cell table:style-name="Table2.A2" office:value-type="string">
            <text:p text:style-name="P13">C</text:p>
          </table:table-cell>
          <table:table-cell table:style-name="Table2.A2" office:value-type="string">
            <text:p text:style-name="P13">BAC ID (Directly or as a Tuple File)</text:p>
          </table:table-cell>
          <table:table-cell table:style-name="Table2.C2" office:value-type="string">
            <text:p text:style-name="P13"><text:span text:style-name="T3">Comment</text:span>, <text:span text:style-name="T3">Date of Comment</text:span><text:span text:style-name="T5"><text:note-ref text:note-class="footnote" text:reference-format="text" text:ref-name="ftn6">3</text:note-ref></text:span></text:p>
          </table:table-cell>
        </table:table-row>
        <table:table-row>
          <table:table-cell table:style-name="Table2.A2" office:value-type="string">
            <text:p text:style-name="P13">D</text:p>
          </table:table-cell>
          <table:table-cell table:style-name="Table2.A2" office:value-type="string">
            <text:p text:style-name="P13">User</text:p>
          </table:table-cell>
          <table:table-cell table:style-name="Table2.C2" office:value-type="string">
            <text:p text:style-name="P13">BAC ID,<text:span text:style-name="T10"> Collection Code</text:span>, Blinded Number or</text:p>
            <text:p text:style-name="P13">BAC ID</text:p>
          </table:table-cell>
        </table:table-row>
        <table:table-row>
          <table:table-cell table:style-name="Table2.A2" office:value-type="string">
            <text:p text:style-name="P13">E</text:p>
          </table:table-cell>
          <table:table-cell table:style-name="Table2.A2" office:value-type="string">
            <text:p text:style-name="P13">BAC ID (Directly or as a Tuple File)</text:p>
            <text:p text:style-name="P13">Collection Code</text:p>
          </table:table-cell>
          <table:table-cell table:style-name="Table2.C2" office:value-type="string">
            <text:p text:style-name="P13">BAC ID, Collection Code, Status, </text:p>
            <text:p text:style-name="P13"><text:span text:style-name="T6">State Change Date</text:span><text:span text:style-name="T18"></text:span><text:span text:style-name="T14"><text:note-ref text:note-class="footnote" text:reference-format="text" text:ref-name="ftn6">3</text:note-ref></text:span></text:p>
          </table:table-cell>
        </table:table-row>
        <table:table-row>
          <table:table-cell table:style-name="Table2.A2" office:value-type="string">
            <text:p text:style-name="P13">F</text:p>
          </table:table-cell>
          <table:table-cell table:style-name="Table2.A2" office:value-type="string">
            <text:p text:style-name="P13">Task Type,</text:p>
            <text:p text:style-name="P13">BAC ID (Directly or as a Tuple File)</text:p>
            <text:p text:style-name="P13">Collection Code</text:p>
          </table:table-cell>
          <table:table-cell table:style-name="Table2.C2" office:value-type="string">
            <text:p text:style-name="P13">Subtask Type, <text:span text:style-name="T16">Count</text:span><text:span text:style-name="T14"><text:note-ref text:note-class="footnote" text:reference-format="text" text:ref-name="ftn5">2</text:note-ref></text:span></text:p>
          </table:table-cell>
        </table:table-row>
      </table:table>
      <text:p text:style-name="P18"/>
      <text:h text:style-name="Heading_20_2" text:outline-level="2">CTMBACs</text:h>
      <text:p text:style-name="Text_20_body">This is a script in: /usr/local/common/ctmbacs</text:p>
      <text:p text:style-name="Text_20_body">It produces the following help information:</text:p>
      <text:p text:style-name="Standard"><text:span text:style-name="Teletype">ctmbacs is a BAC/Reference management tool for the CTM, that allows status viewing and updating</text:span></text:p>
      <text:p text:style-name="Standard"><text:span text:style-name="Teletype"><text:s text:c="2"/>on the command-line. <text:s/>Updates any combination of BAC status and log comments. </text:span></text:p>
      <text:p text:style-name="Standard"><text:span text:style-name="Teletype"><text:s text:c="4"/></text:span></text:p>
      <text:p text:style-name="Standard"><text:span text:style-name="Teletype"><text:s text:c="2"/>usage: </text:span></text:p>
      <text:p text:style-name="Standard"><text:span text:style-name="Teletype"><text:s text:c="4"/>ctmbacs -D &lt;database&gt; [options]</text:span></text:p>
      <text:p text:style-name="Standard"><text:span text:style-name="Teletype"></text:span></text:p>
      <text:p text:style-name="Standard"><text:span text:style-name="Teletype"><text:s text:c="2"/>options:</text:span></text:p>
      <text:p text:style-name="Standard"><text:span text:style-name="Teletype"><text:s text:c="4"/>-U <text:s text:c="4"/>username</text:span></text:p>
      <text:p text:style-name="Standard"><text:span text:style-name="Teletype"><text:s text:c="4"/>-P <text:s text:c="4"/>password</text:span></text:p>
      <text:p text:style-name="Standard"><text:span text:style-name="Teletype"><text:s text:c="4"/>-S <text:s text:c="4"/>server</text:span></text:p>
      <text:p text:style-name="Standard"><text:span text:style-name="Teletype"><text:s text:c="11"/>[default: SYBTIGR]</text:span></text:p>
      <text:p text:style-name="Standard"><text:span text:style-name="Teletype"><text:s text:c="4"/>-p <text:s text:c="4"/>passwordfile</text:span></text:p>
      <text:p text:style-name="Standard"><text:span text:style-name="Teletype"><text:s text:c="4"/>-b <text:s text:c="4"/>list of bac_ids separated by comma or "-". e.g. 14046-14052,14891</text:span></text:p>
      <text:p text:style-name="Standard"><text:span text:style-name="Teletype"><text:s text:c="4"/>-B <text:s text:c="4"/>file of bac_ids</text:span></text:p>
      <text:p text:style-name="Standard"><text:span text:style-name="Teletype"></text:span></text:p>
      <text:p text:style-name="Standard"><text:span text:style-name="Teletype"><text:s text:c="4"/>-status_codes</text:span></text:p>
      <text:p text:style-name="Standard"><text:span text:style-name="Teletype"><text:s text:c="11"/>flag to print CTM status codes for a project</text:span></text:p>
      <text:p text:style-name="Standard"><text:span text:style-name="Teletype"></text:span></text:p>
      <text:p text:style-name="Standard"><text:span text:style-name="Teletype"><text:s text:c="4"/>-report</text:span></text:p>
      <text:p text:style-name="Standard"><text:span text:style-name="Teletype"><text:s text:c="10"/>when supplying a status code (number or text), displays</text:span></text:p>
      <text:p text:style-name="Standard"><text:span text:style-name="Teletype"><text:s text:c="10"/>bacs in that status code. <text:s/>When no status code is supplied,</text:span></text:p>
      <text:p text:style-name="Standard"><text:span text:style-name="Teletype"><text:s text:c="10"/>counts bacs by status.</text:span></text:p>
      <text:p text:style-name="Standard"><text:span text:style-name="Teletype"></text:span></text:p>
      <text:p text:style-name="Standard"><text:span text:style-name="Teletype"><text:s text:c="4"/>-update <text:s/></text:span></text:p>
      <text:p text:style-name="Standard"><text:span text:style-name="Teletype"><text:s text:c="11"/>flag used to update status and/or log entries</text:span></text:p>
      <text:p text:style-name="Standard"><text:span text:style-name="Teletype"><text:s text:c="11"/>requires one or more update_options (below)</text:span></text:p>
      <text:p text:style-name="Standard"><text:span text:style-name="Teletype"></text:span></text:p>
      <text:p text:style-name="Standard"><text:span text:style-name="Teletype"><text:s text:c="2"/>update_options:</text:span></text:p>
      <text:p text:style-name="Standard"><text:span text:style-name="Teletype"></text:span></text:p>
      <text:p text:style-name="Standard"><text:span text:style-name="Teletype"><text:s text:c="4"/>**all update options must be accompanied with the -update flag</text:span></text:p>
      <text:p text:style-name="Standard"><text:span text:style-name="Teletype"></text:span></text:p>
      <text:p text:style-name="Standard"><text:span text:style-name="Teletype"><text:s text:c="4"/>-c <text:s text:c="4"/>used with -update, enter CTM BAC comments on the command line</text:span></text:p>
      <text:p text:style-name="Standard"><text:span text:style-name="Teletype"><text:s text:c="4"/>-C <text:s text:c="4"/>used with -update, enter CTM BAC comments in a file</text:span></text:p>
      <text:p text:style-name="Standard"><text:span text:style-name="Teletype"><text:s text:c="4"/>-status </text:span></text:p>
      <text:p text:style-name="Standard"><text:span text:style-name="Teletype"><text:s text:c="11"/>used with -update, enter CTM status as a code or text description</text:span></text:p>
      <text:p text:style-name="Standard"><text:span text:style-name="Teletype"><text:s text:c="4"/></text:span></text:p>
      <text:p text:style-name="Standard"><text:span text:style-name="Teletype"><text:s text:c="2"/>Example usage:</text:span></text:p>
      <text:p text:style-name="Standard"><text:span text:style-name="Teletype"><text:s text:c="2"/></text:span></text:p>
      <text:p text:style-name="Standard"><text:span text:style-name="Teletype"><text:s text:c="4"/>1. <text:s/>Show status of bacs for giv (format: bac_id status_code status)</text:span></text:p>
      <text:p text:style-name="Standard"><text:span text:style-name="Teletype"><text:s text:c="4"/>a. <text:s/>all bacs <text:s text:c="3"/>: <text:s text:c="2"/>ctmbacs -D giv</text:span></text:p>
      <text:p text:style-name="Standard"><text:span text:style-name="Teletype"><text:s text:c="4"/>b. <text:s/>certain bacs: <text:s text:c="2"/>ctmbacs -b 14046,14047</text:span></text:p>
      <text:p text:style-name="Standard"><text:span text:style-name="Teletype"></text:span></text:p>
      <text:p text:style-name="Standard"><text:span text:style-name="Teletype"><text:s text:c="4"/>2. <text:s/>update bacs 14046,14047 status with comments in a comment file, mycomments</text:span></text:p>
      <text:p text:style-name="Standard"><text:span text:style-name="Teletype"><text:s text:c="4"/>a. <text:s/>Using text status: "Submitted to Genbank"</text:span></text:p>
      <text:p text:style-name="Standard"><text:span text:style-name="Teletype"><text:s text:c="8"/>ctmbacs -D giv -U hkoo -b 14046,14047 -C mycomments -status "Submitted to Genbank" -update</text:span></text:p>
      <text:p text:style-name="Standard"><text:span text:style-name="Teletype"><text:s text:c="4"/>b. <text:s/>Using status_codes (not recommended):</text:span></text:p>
      <text:p text:style-name="Standard"><text:span text:style-name="Teletype"><text:s text:c="8"/>ctmbacs -D giv -U hkoo -b 14046,14047 -C mycomments -status 8 -update</text:span></text:p>
      <text:p text:style-name="Standard"><text:span text:style-name="Teletype"></text:span></text:p>
      <text:p text:style-name="Standard"><text:span text:style-name="Teletype"><text:s text:c="4"/>3. <text:s/>update reference <text:s/>10,15-23,37 status with comments in a comment file, mycomments</text:span></text:p>
      <text:p text:style-name="Standard"><text:span text:style-name="Teletype"><text:s text:c="4"/>a. <text:s/>Using text status: "Submitted to Genbank"</text:span></text:p>
      <text:p text:style-name="Standard"><text:span text:style-name="Teletype"><text:s text:c="8"/>ctmbacs -D giv -U xliu -r 10,15-23,37 -C mycomments -status "Submitted to Genbank" -update</text:span></text:p>
      <text:p text:style-name="Standard"><text:span text:style-name="Teletype"><text:s text:c="4"/>b. <text:s/>Using status_codes (not recommended):</text:span></text:p>
      <text:p text:style-name="Standard"><text:span text:style-name="Teletype"><text:s text:c="8"/>ctmbacs -D giv -U xliu -r 10,15-23,37 -C mycomments -status 8 -update</text:span></text:p>
      <text:p text:style-name="Standard"><text:span text:style-name="Teletype"></text:span></text:p>
      <text:p text:style-name="Standard"><text:span text:style-name="Teletype"><text:s text:c="4"/>4. <text:s/>Show all bacs in status Submission (format: bac_id status_code status)</text:span></text:p>
      <text:p text:style-name="Standard"><text:span text:style-name="Teletype"><text:s text:c="8"/>ctmbacs -D giv -report Submission</text:span></text:p>
      <text:p text:style-name="Standard"><text:span text:style-name="Teletype"></text:span></text:p>
      <text:p text:style-name="Standard"><text:span text:style-name="Teletype"><text:s text:c="4"/>5. <text:s/>Show counts of all bacs by status (format: Status count)</text:span></text:p>
      <text:p text:style-name="Standard"><text:span text:style-name="Teletype"><text:s text:c="8"/>ctmbacs -D giv -report</text:span></text:p>
      <text:p text:style-name="Standard"><text:span text:style-name="Teletype"></text:span></text:p>
      <text:p text:style-name="Standard"><text:span text:style-name="Teletype"><text:s text:c="4"/>6. <text:s/>Show all CTM reference status and their ids</text:span></text:p>
      <text:p text:style-name="Text_20_body"><text:span text:style-name="Teletype"><text:s text:c="8"/>ctmbacs -D giv -U xliu --status_codes</text:span></text:p>
      <text:p text:style-name="P18">The examples from the help text translate into JIRA as the following queries:</text:p>
      <table:table table:name="Table3" table:style-name="Table3">
        <table:table-column table:style-name="Table3.A"/>
        <table:table-column table:style-name="Table3.B"/>
        <table:table-column table:style-name="Table3.C"/>
        <table:table-row>
          <table:table-cell table:style-name="Table3.A1" office:value-type="string">
            <text:p text:style-name="P12">Report</text:p>
          </table:table-cell>
          <table:table-cell table:style-name="Table3.A1" office:value-type="string">
            <text:p text:style-name="P12">Search terms</text:p>
          </table:table-cell>
          <table:table-cell table:style-name="Table3.C1" office:value-type="string">
            <text:p text:style-name="P12">Report Content</text:p>
          </table:table-cell>
        </table:table-row>
        <table:table-row>
          <table:table-cell table:style-name="Table3.A2" office:value-type="string">
            <text:p text:style-name="P13">1a</text:p>
          </table:table-cell>
          <table:table-cell table:style-name="Table3.A2" office:value-type="string">
            <text:p text:style-name="P13">Database</text:p>
          </table:table-cell>
          <table:table-cell table:style-name="Table3.C2" office:value-type="string">
            <text:p text:style-name="P13">BAC ID, <text:span text:style-name="T10">CTM Reference Status ID</text:span><text:span text:style-name="T11"><text:note-ref text:note-class="footnote" text:reference-format="text" text:ref-name="ftn1">1</text:note-ref></text:span>, Status</text:p>
          </table:table-cell>
        </table:table-row>
        <table:table-row>
          <table:table-cell table:style-name="Table3.A2" office:value-type="string">
            <text:p text:style-name="P13">1b</text:p>
          </table:table-cell>
          <table:table-cell table:style-name="Table3.A2" office:value-type="string">
            <text:p text:style-name="P13">BAC ID (Directly or as a Tuple File) or</text:p>
            <text:p text:style-name="P15">CTM ID (Directly or as a Tuple File)<text:span text:style-name="T14"><text:note-ref text:note-class="footnote" text:reference-format="text" text:ref-name="ftn1">1</text:note-ref></text:span></text:p>
          </table:table-cell>
          <table:table-cell table:style-name="Table3.C2" office:value-type="string">
            <text:p text:style-name="P13">BAC ID, <text:span text:style-name="T10">CTM Reference Status ID</text:span><text:span text:style-name="T11"><text:note-ref text:note-class="footnote" text:reference-format="text" text:ref-name="ftn1">1</text:note-ref></text:span>, Status</text:p>
          </table:table-cell>
        </table:table-row>
        <table:table-row>
          <table:table-cell table:style-name="Table3.A4" office:value-type="string">
            <text:p text:style-name="P13">2</text:p>
          </table:table-cell>
          <table:table-cell table:style-name="Table3.A4" office:value-type="string">
            <text:p text:style-name="P13">NOT A REPORT</text:p>
            <text:p text:style-name="P13">Use sample-move.sh </text:p>
          </table:table-cell>
          <table:table-cell table:style-name="Table3.C4" office:value-type="string">
            <text:p text:style-name="P13"/>
          </table:table-cell>
        </table:table-row>
        <table:table-row>
          <table:table-cell table:style-name="Table3.A4" office:value-type="string">
            <text:p text:style-name="P13">3</text:p>
          </table:table-cell>
          <table:table-cell table:style-name="Table3.A4" office:value-type="string">
            <text:p text:style-name="P13">NOT A REPORT</text:p>
            <text:p text:style-name="P13">Use sample-move.sh </text:p>
          </table:table-cell>
          <table:table-cell table:style-name="Table3.C4" office:value-type="string">
            <text:p text:style-name="P13"/>
          </table:table-cell>
        </table:table-row>
        <table:table-row>
          <table:table-cell table:style-name="Table3.A2" office:value-type="string">
            <text:p text:style-name="P13">4</text:p>
          </table:table-cell>
          <table:table-cell table:style-name="Table3.A2" office:value-type="string">
            <text:p text:style-name="P13">Database, State</text:p>
          </table:table-cell>
          <table:table-cell table:style-name="Table3.C2" office:value-type="string">
            <text:p text:style-name="P13">BAC ID, <text:span text:style-name="T10">CTM Reference Status ID</text:span><text:span text:style-name="T11"><text:note-ref text:note-class="footnote" text:reference-format="text" text:ref-name="ftn1">1</text:note-ref></text:span>, Status</text:p>
          </table:table-cell>
        </table:table-row>
        <table:table-row>
          <table:table-cell table:style-name="Table3.A2" office:value-type="string">
            <text:p text:style-name="P13">5</text:p>
          </table:table-cell>
          <table:table-cell table:style-name="Table3.A2" office:value-type="string">
            <text:p text:style-name="P13">Database</text:p>
          </table:table-cell>
          <table:table-cell table:style-name="Table3.C2" office:value-type="string">
            <text:p text:style-name="P13">Status, <text:span text:style-name="T16">Count</text:span><text:span text:style-name="T17"><text:note-ref text:note-class="footnote" text:reference-format="text" text:ref-name="ftn5">2</text:note-ref></text:span><text:span text:style-name="T14"></text:span></text:p>
          </table:table-cell>
        </table:table-row>
        <table:table-row>
          <table:table-cell table:style-name="Table3.A4" office:value-type="string">
            <text:p text:style-name="P13">6</text:p>
          </table:table-cell>
          <table:table-cell table:style-name="Table3.A4" office:value-type="string">
            <text:p text:style-name="P13">Database</text:p>
          </table:table-cell>
          <table:table-cell table:style-name="Table3.C4" office:value-type="string">
            <text:p text:style-name="P13">CTM STATUS Number<text:span text:style-name="T11"><text:note-ref text:note-class="footnote" text:reference-format="text" text:ref-name="ftn1">1</text:note-ref></text:span>, Status</text:p>
          </table:table-cell>
        </table:table-row>
      </table:table>
      <text:p text:style-name="Standard">From Examining the code of the script it was determined that Examples 1,2,3 and 6 represent all of the available reports.</text:p>
      <text:p text:style-name="Standard">CTM ID and CTM Reference Status ID are artifacts of the way samples are stored in the CTM and will not be copied over to the new Sample Tracking System.</text:p>
      <text:p text:style-name="Text_20_body"/>
      <text:p text:style-name="Text_20_body"/>
      <text:h text:style-name="P40" text:outline-level="2">CollectionReport</text:h>
      <text:p text:style-name="Text_20_body">This is a script in: <text:span text:style-name="Teletype">/usr/local/devel/DAS/software/Elvira/bin/collectionReport</text:span></text:p>
      <text:p text:style-name="Text_20_body">There is example output in STS-6:</text:p>
      <text:p text:style-name="Text_20_body"><text:span text:style-name="Teletype">Collection MALA<text:line-break/>=================================================================</text:span></text:p>
      <text:p text:style-name="Text_20_body"><text:span text:style-name="Teletype">Status Overview<text:line-break/>-------------------------------------------------------<text:line-break/>Draft Submission :: 67 samples<text:line-break/>Validation :: 145 samples<text:line-break/>TOTAL :: 212 samples</text:span></text:p>
      <text:p text:style-name="Text_20_body"><text:span text:style-name="Teletype"/></text:p>
      <table:table table:name="Table4" table:style-name="Table4">
        <table:table-column table:style-name="Table4.A"/>
        <table:table-column table:style-name="Table4.B"/>
        <table:table-column table:style-name="Table4.C"/>
        <table:table-row>
          <table:table-cell table:style-name="Table4.A1" office:value-type="string">
            <text:p text:style-name="P12">Report</text:p>
          </table:table-cell>
          <table:table-cell table:style-name="Table4.A1" office:value-type="string">
            <text:p text:style-name="P12">Search terms</text:p>
          </table:table-cell>
          <table:table-cell table:style-name="Table4.C1" office:value-type="string">
            <text:p text:style-name="P12">Report Content</text:p>
          </table:table-cell>
        </table:table-row>
        <table:table-row>
          <table:table-cell table:style-name="Table4.A2" office:value-type="string">
            <text:p text:style-name="P13">Collection Report</text:p>
          </table:table-cell>
          <table:table-cell table:style-name="Table4.A2" office:value-type="string">
            <text:p text:style-name="P13">Database, Collection Code</text:p>
          </table:table-cell>
          <table:table-cell table:style-name="Table4.C2" office:value-type="string">
            <text:p text:style-name="P13">Collection Code, Status, <text:span text:style-name="T16">Count</text:span><text:span text:style-name="T17"><text:note-ref text:note-class="footnote" text:reference-format="text" text:ref-name="ftn5">2</text:note-ref></text:span><text:span text:style-name="T14"></text:span></text:p>
          </table:table-cell>
        </table:table-row>
      </table:table>
      <text:h text:style-name="Heading_20_2" text:outline-level="2">GSC Viral Sequencing Production Status Report</text:h>
      <text:p text:style-name="Text_20_body">This is a program in: <text:span text:style-name="Teletype">/usr/local/devel/DAS/software/Elvira/bin/gscViralSequencingProductionStatusReport</text:span><text:line-break/>It produces a spreadsheet that is then processed to make the following pages:</text:p>
      <text:p text:style-name="Text_20_body"><text:a xlink:type="simple" xlink:href="http://gsc.jcvi.org/status.shtml">http://gsc.jcvi.org/status.shtml</text:a><text:line-break/><text:a xlink:type="simple" xlink:href="http://gsc.jcvi.org/flu.shtml">http://gsc.jcvi.org/flu.shtml</text:a><text:line-break/><text:a xlink:type="simple" xlink:href="http://gsc.jcvi.org/otherViral.shtml">http://gsc.jcvi.org/otherViral.shtml</text:a></text:p>
      <text:p text:style-name="Standard">The command produces the following help message:</text:p>
      <text:p text:style-name="Standard"><text:span text:style-name="Teletype">usage: gscViralSequencingProjectStatusReport -D &lt;projects&gt; -f &lt;FUNDING&gt; -o &lt;output xls file&gt; [OPTIONS]</text:span></text:p>
      <text:p text:style-name="Standard"><text:span text:style-name="Teletype">Read GLK and CTM data for the input list of project dbs to generate an</text:span></text:p>
      <text:p text:style-name="Standard"><text:span text:style-name="Teletype">excel file which contains the status of each 'project_agreement'.</text:span></text:p>
      <text:p text:style-name="Standard"><text:span text:style-name="Teletype"><text:s/>-D &lt;database&gt; <text:s text:c="13"/>name of project database(s) to use comma</text:span></text:p>
      <text:p text:style-name="Standard"><text:span text:style-name="Teletype"><text:s text:c="28"/>separated if using more than one</text:span></text:p>
      <text:p text:style-name="Standard"><text:span text:style-name="Teletype"><text:s/>-f,--funding &lt;f&gt; <text:s text:c="10"/>comma separated list of funding sources to</text:span></text:p>
      <text:p text:style-name="Standard"><text:span text:style-name="Teletype"><text:s text:c="28"/>output [GSC, MSC] (default GSC)</text:span></text:p>
      <text:p text:style-name="Standard"><text:span text:style-name="Teletype"><text:s/>-H,--hosts <text:s text:c="16"/>Breakdown by Host type</text:span></text:p>
      <text:p text:style-name="Standard"><text:span text:style-name="Teletype"><text:s/>-h,--help &lt;h&gt; <text:s text:c="13"/>show this message</text:span></text:p>
      <text:p text:style-name="Standard"><text:span text:style-name="Teletype"><text:s/>-o &lt;o&gt; <text:s text:c="20"/>path to output <text:s/>.xls file</text:span></text:p>
      <text:p text:style-name="Standard"><text:span text:style-name="Teletype"><text:s/>-P,--password &lt;password&gt; <text:s text:c="2"/>password of user</text:span></text:p>
      <text:p text:style-name="Standard"><text:span text:style-name="Teletype"><text:s/>-p,--passfile &lt;passfile&gt; <text:s text:c="2"/>password file</text:span></text:p>
      <text:p text:style-name="Standard"><text:span text:style-name="Teletype"><text:s/>-S,--Server &lt;server&gt; <text:s text:c="6"/>name of server</text:span></text:p>
      <text:p text:style-name="Standard"><text:span text:style-name="Teletype"><text:s/>-U,--username &lt;username&gt; <text:s text:c="2"/>name of user</text:span></text:p>
      <text:p text:style-name="Standard"><text:span text:style-name="Teletype"><text:s/>-v,--verbose <text:s text:c="14"/>Verbose Mode</text:span></text:p>
      <text:p text:style-name="Standard"><text:span text:style-name="Teletype"/></text:p>
      <text:p text:style-name="Standard"><text:span text:style-name="Teletype"/></text:p>
      <table:table table:name="Table5" table:style-name="Table5">
        <table:table-column table:style-name="Table5.A"/>
        <table:table-column table:style-name="Table5.B"/>
        <table:table-column table:style-name="Table5.C"/>
        <table:table-row>
          <table:table-cell table:style-name="Table5.A1" office:value-type="string">
            <text:p text:style-name="P12">Report</text:p>
          </table:table-cell>
          <table:table-cell table:style-name="Table5.A1" office:value-type="string">
            <text:p text:style-name="P12">Search terms</text:p>
          </table:table-cell>
          <table:table-cell table:style-name="Table5.C1" office:value-type="string">
            <text:p text:style-name="P12">Report Content</text:p>
          </table:table-cell>
        </table:table-row>
        <table:table-row>
          <table:table-cell table:style-name="Table5.A2" office:value-type="string">
            <text:p text:style-name="P13">GSC Viral Sequencing Production Status Report</text:p>
          </table:table-cell>
          <table:table-cell table:style-name="Table5.A2" office:value-type="string">
            <text:p text:style-name="P13">Database(s), <text:span text:style-name="T3">Funding</text:span>, <text:span text:style-name="T3">Hosts</text:span><text:span text:style-name="T3"><text:note text:id="ftn7" text:note-class="footnote"><text:note-citation text:label="E">E</text:note-citation><text:note-body><text:p text:style-name="Footnote"><text:s/>Not Stored in JIRA</text:p></text:note-body></text:note></text:span></text:p>
          </table:table-cell>
          <table:table-cell table:style-name="Table5.C2" office:value-type="string">
            <text:p text:style-name="P9">Project Agreement Id<text:span text:style-name="T14"><text:note-ref text:note-class="footnote" text:reference-format="text" text:ref-name="ftn7">E</text:note-ref></text:span></text:p>
            <text:p text:style-name="P9">Project<text:span text:style-name="T14"><text:note-ref text:note-class="footnote" text:reference-format="text" text:ref-name="ftn7">E</text:note-ref></text:span></text:p>
            <text:p text:style-name="P9">Collaborator<text:span text:style-name="T14"><text:note-ref text:note-class="footnote" text:reference-format="text" text:ref-name="ftn7">E</text:note-ref></text:span></text:p>
            <text:p text:style-name="P9">Institution<text:span text:style-name="T14"><text:note-ref text:note-class="footnote" text:reference-format="text" text:ref-name="ftn7">E</text:note-ref></text:span></text:p>
            <text:p text:style-name="P9">Type<text:span text:style-name="T14"><text:note-ref text:note-class="footnote" text:reference-format="text" text:ref-name="ftn7">E</text:note-ref></text:span></text:p>
            <text:p text:style-name="P9">Study Objective<text:span text:style-name="T14"><text:note-ref text:note-class="footnote" text:reference-format="text" text:ref-name="ftn7">E</text:note-ref></text:span></text:p>
            <text:p text:style-name="P9">Planned Samples<text:span text:style-name="T14"><text:note-ref text:note-class="footnote" text:reference-format="text" text:ref-name="ftn7">E</text:note-ref></text:span></text:p>
            <text:p text:style-name="P13"># Received at JCVI</text:p>
            <text:p text:style-name="P13"># Discarded</text:p>
            <text:p text:style-name="P13"># in Progress</text:p>
            <text:p text:style-name="P13"># Published</text:p>
            <text:p text:style-name="P9">Collection Status<text:span text:style-name="T14"><text:note-ref text:note-class="footnote" text:reference-format="text" text:ref-name="ftn7">E</text:note-ref></text:span></text:p>
            <text:p text:style-name="P9">End Date<text:span text:style-name="T14"><text:note-ref text:note-class="footnote" text:reference-format="text" text:ref-name="ftn7">E</text:note-ref></text:span></text:p>
            <text:p text:style-name="P9"><text:soft-page-break/>Host<text:span text:style-name="T14"><text:note-ref text:note-class="footnote" text:reference-format="text" text:ref-name="ftn7">E</text:note-ref></text:span></text:p>
            <text:p text:style-name="P9">is CEIRS<text:span text:style-name="T14"><text:note-ref text:note-class="footnote" text:reference-format="text" text:ref-name="ftn7">E</text:note-ref></text:span></text:p>
          </table:table-cell>
        </table:table-row>
      </table:table>
      <text:p text:style-name="Standard"/>
      <text:p text:style-name="Standard">As can be seen JIRA only has access to the information about the status of Samples. The rest of the information is in the GLK.</text:p>
      <text:p text:style-name="Standard">For each project all of the lots in the databases associated with that project are scanned to produce the totals:</text:p>
      <text:p text:style-name="P16">CHECK</text:p>
      <text:p text:style-name="P17"># Received at JCVI <text:tab/>The number of Sample who's status is not 'Deprecated'</text:p>
      <text:p text:style-name="P17"># Discarded<text:tab/><text:tab/>The number of Sample who's status is 'Unresolved'</text:p>
      <text:p text:style-name="P17"># in Progress<text:tab/><text:tab/>The number of Samples who's status is not 'Received Sample', 'Unresolved',</text:p>
      <text:p text:style-name="P17"><text:tab/><text:tab/><text:tab/>'Deprecated' or <text:s/>'Published'</text:p>
      <text:p text:style-name="P17"># Published<text:tab/><text:tab/>The number of Samples who's status is 'Published'</text:p>
      <text:p text:style-name="Standard"/>
      <text:p text:style-name="P16">MOVE TO CONCLUSION</text:p>
      <text:p text:style-name="Standard">As the majority of the data is not from JIRA and the program to generate the report already exists it makes sense for the program to query JIRA rather than JIRA to attempt to generate the report.</text:p>
      <text:p text:style-name="Standard"/>
      <text:p text:style-name="Standard"/>
      <text:h text:style-name="P40" text:outline-level="2">Overview</text:h>
      <text:p text:style-name="Text_20_body">JIRA can replicate the majority of the reports using the Issue Navigator. Examples of the JIRA search options that replicate the report are given for each report in Appendix XX along</text:p>
      <text:p text:style-name="Text_20_body">Only the following reports require further work.</text:p>
      <text:p text:style-name="P22"/>
      <text:p text:style-name="Standard"/>
      <text:h text:style-name="P39" text:outline-level="2">Problem fields?</text:h>
      <text:h text:style-name="P19" text:outline-level="3">Outputting 'Date of Change' (from 'date_in') </text:h>
      <text:p text:style-name="Text_20_body"><text:span text:style-name="T7">Used by: </text:span><text:span text:style-name="T12">closure_q_date, submission_q</text:span><text:span text:style-name="T8"> </text:span><text:span text:style-name="T9">to display and query the date of publication.</text:span></text:p>
      <text:list xml:id="list217329711" text:style-name="L1">
        <text:list-item>
          <text:p text:style-name="P23">The JIRA field 'Resolved' can be used for this purpose</text:p>
        </text:list-item>
      </text:list>
      <text:p text:style-name="Text_20_body"><text:span text:style-name="T9">Used by: </text:span><text:span text:style-name="T12">validation_q2 (select), the 'monthly' directory</text:span></text:p>
      <text:p text:style-name="P2"><text:span text:style-name="T7">In </text:span><text:span text:style-name="T8">validation_q2 </text:span><text:span text:style-name="T7">and </text:span><text:span text:style-name="T8">the monthly directories </text:span><text:span text:style-name="T7">queries the field is used to select samples that were in a particular state between two dates.</text:span></text:p>
      <text:list xml:id="list1930781423" text:style-name="L2">
        <text:list-item>
          <text:p text:style-name="P24">An Advanced Query (JQL) must be used to select samples based on their previous states.</text:p>
        </text:list-item>
      </text:list>
      <text:p text:style-name="Text_20_body"><text:span text:style-name="T9">Used by: </text:span><text:span text:style-name="T4">validation_q2 (output)</text:span></text:p>
      <text:p text:style-name="P22">It is also used in the output to display when the sample entered the Validation state.</text:p>
      <text:list xml:id="list2015417616" text:style-name="L3">
        <text:list-item>
          <text:p text:style-name="P25">JIRA cannot display the date a Sample entered a particular state in the Issue Navigator.</text:p>
        </text:list-item>
        <text:list-item>
          <text:p text:style-name="P26">This information can be viewed on a Sample by Sample basis though.</text:p>
        </text:list-item>
      </text:list>
      <text:p text:style-name="P4"/>
      <text:h text:style-name="Heading_20_3" text:outline-level="3">'Comment' and 'Date of Comment'</text:h>
      <text:p text:style-name="Text_20_body">Used by: <text:span text:style-name="T4">comment</text:span></text:p>
      <text:p text:style-name="Standard">JIRA allows comments to be added to samples and stores the user who made them along when they were made.</text:p>
      <text:list xml:id="list2050237341" text:style-name="L4">
        <text:list-item>
          <text:p text:style-name="P7">JIRA does not provide a way of including 'Comment's or their dates as a column in the Issue Navigator.</text:p>
        </text:list-item>
      </text:list>
      <text:h text:style-name="Heading_20_3" text:outline-level="3">Count</text:h>
      <text:p text:style-name="Text_20_body">Used by: <text:span text:style-name="T4">closure_status_count</text:span></text:p>
      <text:p text:style-name="Text_20_body">The existing query outputs the number of samples associated with a particular 'Collection'. </text:p>
      <text:list xml:id="list1605470048" text:continue-numbering="true" text:style-name="L4">
        <text:list-item>
          <text:p text:style-name="P7">JIRA does not provide a way of summarizing the results shown in the Issue Navigator.</text:p>
        </text:list-item>
        <text:list-item>
          <text:p text:style-name="P10">JIRA can summarize data in a Report.</text:p>
        </text:list-item>
      </text:list>
      <text:p text:style-name="Standard">Add text from elsewhere about options</text:p>
      <text:h text:style-name="P40" text:outline-level="2">Combined Fields</text:h>
      <text:p text:style-name="Text_20_body">Some of the fields used in the queries contain two pieces of information. The searches use string matching with wild cards to select based on only one of the pieces stored in a field. In JIRA each of the pieces of information has its own field and so such queries aren't necessary.</text:p>
      <text:list xml:id="list1045546471" text:style-name="L5">
        <text:list-item>
          <text:p text:style-name="P27">All of the queries on the Combined Fields have equivalents in JIRA</text:p>
        </text:list-item>
      </text:list>
      <text:h text:style-name="Heading_20_3" text:outline-level="3">lib_name = &lt;Collection Code&gt;_<text:span text:style-name="T10">&lt;Sample Number&gt;</text:span></text:h>
      <text:p text:style-name="P2">Used by: </text:p>
      <text:p text:style-name="P2"><text:span text:style-name="T1">closure_q_collection, closure_status, closure_status2, </text:span>and<text:span text:style-name="T1"> closure_status_count</text:span> - These searches use only the 'Collection Code' portion of lib_name </text:p>
      <text:p text:style-name="P2"><text:span text:style-name="T1">closure_stat_specific, fl_status_sql </text:span>and<text:span text:style-name="T1"> SDI0708_sql</text:span> - These searches use both the 'Collection Code' and <text:span text:style-name="T10">'Sample Number'</text:span> parts of lib_name. </text:p>
      <text:list xml:id="list833075311" text:style-name="L6">
        <text:list-item>
          <text:p text:style-name="P28">JIRA contains a separate field for 'Collection Code'.</text:p>
        </text:list-item>
        <text:list-item>
          <text:p text:style-name="P34">JIRA does not currently contain 'Sample ID' it could be added if required.</text:p>
        </text:list-item>
      </text:list>
      <text:h text:style-name="Heading_20_3" text:outline-level="3">ctm_reference_status.name = &lt;Step&gt;_&lt;Assignee&gt; </text:h>
      <text:p text:style-name="Text_20_body">Used by:<text:span text:style-name="T1"> Closure_q2 </text:span><text:span text:style-name="T2">and </text:span><text:span text:style-name="T1">One_person_q </text:span>- These search using both the 'Status' and the assigned 'User'</text:p>
      <text:p text:style-name="Text_20_body">This isn't always the case. Only some of the statuses, such as edit, have a suffix indicating who is to carry out the task.</text:p>
      <text:list xml:id="list579193133" text:style-name="L7">
        <text:list-item>
          <text:p text:style-name="P29">JIRA contains separate fields for 'Step' and 'Assignee'.</text:p>
        </text:list-item>
      </text:list>
      <text:h text:style-name="Heading_20_3" text:outline-level="3">Collection, Deprecated</text:h>
      <text:p text:style-name="Text_20_body">Used by:</text:p>
      <text:p text:style-name="Text_20_body">The collection field is also used to store if a sample has been deprecated. Deprecated samples are moved to a special collection marked as 'XX'.</text:p>
      <text:list xml:id="list1963275779" text:style-name="L8">
        <text:list-item>
          <text:p text:style-name="P37">The query does not work as intended as samples are now marked as Deprecated using a GLK attribute is used instead.</text:p>
        </text:list-item>
      </text:list>
      <text:list xml:id="list762892201" text:style-name="L9">
        <text:list-item>
          <text:p text:style-name="P30">JIRA contains a field that indicates if a sample is Deprecated.</text:p>
        </text:list-item>
      </text:list>
      <text:h text:style-name="Heading_20_3" text:outline-level="3"/>
      <text:p text:style-name="Text_20_body"/>
      <text:p text:style-name="P3">Other limitations</text:p>
      <text:p text:style-name="Standard">JIRA has limitations on how transition dates can be used. It can: </text:p>
      <text:list xml:id="list260333617" text:style-name="L10">
        <text:list-item>
          <text:p text:style-name="P11">Search based on when a transition occurred (Using Advanced Queries)</text:p>
        </text:list-item>
        <text:list-item>
          <text:p text:style-name="P11">Display all the transitions for a particular sample or sub-task</text:p>
        </text:list-item>
        <text:list-item>
          <text:p text:style-name="P11">Display when a Sample or Sub-task was created</text:p>
        </text:list-item>
        <text:list-item>
          <text:p text:style-name="P11">Display when a Sample or Sub-task was resolved (<text:span text:style-name="T1">closure_q_date, submission_q</text:span>)</text:p>
        </text:list-item>
      </text:list>
      <text:p text:style-name="Standard">It can't</text:p>
      <text:list xml:id="list1453130864" text:continue-numbering="true" text:style-name="L10">
        <text:list-item>
          <text:p text:style-name="P8">Display a particular transition date in the Issue Navigator </text:p>
        </text:list-item>
        <text:list-item>
          <text:p text:style-name="P8">Produce values calculated from transitions, such as :</text:p>
          <text:list>
            <text:list-item>
              <text:p text:style-name="P8">Total time taken in state X</text:p>
            </text:list-item>
            <text:list-item>
              <text:p text:style-name="P8">Average time in each state</text:p>
            </text:list-item>
          </text:list>
        </text:list-item>
      </text:list>
      <text:h text:style-name="P21" text:outline-level="3">Unused fields</text:h>
      <text:p text:style-name="Text_20_body">Not all of the data returned is useful. The following fields and tables do not need to be replicated in the output from JIRA.</text:p>
      <text:h text:style-name="Heading_20_3" text:outline-level="3">'Sample ID' (from 'lib_name')</text:h>
      <text:p text:style-name="Text_20_body">This is the number of the sample within a collection.</text:p>
      <text:p text:style-name="Text_20_body">This is never required in the output. </text:p>
      <text:p text:style-name="Text_20_body">It is used in the input to some of the queries but its use could be dropped in favor of using BAC ID to identify the samples.</text:p>
      <text:list xml:id="list1282056300" text:style-name="L11">
        <text:list-item>
          <text:p text:style-name="P35">JIRA does not currently contain 'Sample ID' it could be added if required.</text:p>
        </text:list-item>
        <text:list-item>
          <text:p text:style-name="P31">BAC ID will be used to select individual Samples</text:p>
        </text:list-item>
      </text:list>
      <text:p text:style-name="Standard"/>
      <text:h text:style-name="Heading_20_3" text:outline-level="3">'track..bac.lib_desc'</text:h>
      <text:p text:style-name="Text_20_body">This can contain a description of the sample.</text:p>
      <text:p text:style-name="Text_20_body">This is never required in the output</text:p>
      <text:p text:style-name="Text_20_body">It is never used in selecting samples.</text:p>
      <text:list xml:id="list2165763785" text:style-name="L12">
        <text:list-item>
          <text:p text:style-name="P36">JIRA does not contain any equivalent to this field. It would be hard to add it.</text:p>
        </text:list-item>
      </text:list>
      <text:h text:style-name="Heading_20_3" text:outline-level="3">'track..bac.lib_name'</text:h>
      <text:p text:style-name="Text_20_body">This is used to access the samples BAC ID.</text:p>
      <text:list xml:id="list2150238329" text:continue-numbering="true" text:style-name="L12">
        <text:list-item>
          <text:p text:style-name="P32">JIRA contains the BAC ID of each Sample.</text:p>
        </text:list-item>
      </text:list>
      <text:h text:style-name="P20" text:outline-level="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LGC Sans" svg:font-family="'DejaVu LGC Sans'" style:font-family-generic="swiss" style:font-pitch="variable"/>
    <style:font-face style:name="Liberation Sans" svg:font-family="'Liberation Sans'" style:font-family-generic="swiss" style:font-pitch="variable"/>
    <style:font-face style:name="DejaVu LGC Sans1"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1" style:font-size-asian="12pt" style:language-asian="zh" style:country-asian="CN" style:font-name-complex="DejaVu LGC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1" style:font-size-asian="14pt" style:font-name-complex="DejaVu LGC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size="8pt" style:font-name-asian="DejaVu LGC Sans Mono" style:font-name-complex="Liberation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Edworthy</meta:initial-creator>
    <meta:creation-date>2012-11-07T13:39:27</meta:creation-date>
    <dc:date>2012-11-12T15:15:12</dc:date>
    <dc:creator>Peter Edworthy</dc:creator>
    <meta:editing-duration>PT49H51M53S</meta:editing-duration>
    <meta:editing-cycles>10</meta:editing-cycles>
    <meta:generator>OpenOffice.org/3.1$Unix OpenOffice.org_project/310m19$Build-9420</meta:generator>
    <meta:printed-by>Peter Edworthy</meta:printed-by>
    <meta:print-date>2012-11-12T09:30:57</meta:print-date>
    <meta:document-statistic meta:table-count="5" meta:image-count="0" meta:object-count="0" meta:page-count="10" meta:paragraph-count="341" meta:word-count="2160" meta:character-count="13630"/>
  </office:meta>
</office:document-meta>
</file>